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57e1f" officeooo:paragraph-rsid="0046cdd7"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61b45" officeooo:paragraph-rsid="00161b45"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57e1f" officeooo:paragraph-rsid="005fc23a" style:font-size-asian="15pt" style:language-asian="zxx" style:country-asian="none" style:font-size-complex="15pt" style:language-complex="zxx" style:country-complex="none"/>
    </style:style>
    <style:style style:name="T1" style:family="text">
      <style:text-properties officeooo:rsid="00183c0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61b45" style:font-weight-asian="bold" style:font-weight-complex="bold"/>
    </style:style>
    <style:style style:name="T4" style:family="text">
      <style:text-properties officeooo:rsid="004c074c"/>
    </style:style>
    <style:style style:name="T5" style:family="text">
      <style:text-properties officeooo:rsid="004c498e"/>
    </style:style>
    <style:style style:name="T6" style:family="text">
      <style:text-properties officeooo:rsid="004f3397"/>
    </style:style>
    <style:style style:name="T7" style:family="text">
      <style:text-properties officeooo:rsid="00534ed9"/>
    </style:style>
    <style:style style:name="T8" style:family="text">
      <style:text-properties officeooo:rsid="0055481d"/>
    </style:style>
    <style:style style:name="T9" style:family="text">
      <style:text-properties officeooo:rsid="005808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om :</text:span> <text:span text:style-name="T4">Ulddab</text:span></text:p>
      <text:p text:style-name="P1"/>
      <text:p text:style-name="P1"><text:span text:style-name="T2">Age :</text:span> <text:span text:style-name="T4">18 ans</text:span></text:p>
      <text:p text:style-name="P1"/>
      <text:p text:style-name="P1"><text:span text:style-name="T2">Sexe :</text:span> <text:span text:style-name="T1">Mâle</text:span></text:p>
      <text:p text:style-name="P1"/>
      <text:p text:style-name="P1"><text:span text:style-name="T2">Origine :</text:span> <text:span text:style-name="T8">Volkobil</text:span></text:p>
      <text:p text:style-name="P1"/>
      <text:p text:style-name="P1"><text:span text:style-name="T2">Métier :</text:span> <text:span text:style-name="T4">Pirate</text:span></text:p>
      <text:p text:style-name="P1"/>
      <text:p text:style-name="P2"><text:span text:style-name="T3">Caractéristique</text:span><text:span text:style-name="T2"> physique :</text:span> <text:span text:style-name="T6">Ulddab a le physique classique d’un onb-kanès. Une petite taille, une peau violette, sèche et flétrie, des trous en guise de narines, et surtout des globes oculaires rouge vif. Il a des doigts fins et crochus et un corps très maigre. Il est habillé d’une ample cape noire à capuche, serrée à la taille par une ceinture de cuir. Il est chaussé de bottes de cuir classiques, et surtout, il porte les Gryfenrir : De puissantes lames d’or, accrochées à une protection d’acier forgée en forme de tête de loup. Il a reçu cette arme de ses parents.</text:span></text:p>
      <text:p text:style-name="P1"/>
      <text:p text:style-name="P1"><text:span text:style-name="T2">Tempérament :</text:span> <text:span text:style-name="T7">Ulddab est d’une détermination inouïe. Il a un sens bien spécifique de la justice, et il use régulièrement de méthode violentes et immorales pour parvenir à ses fins. Ulddab n’est pas une brute pour autant. Il préfère utiliser la ruse et le vol plutôt que de céder à la manière forte. Ceci dit, il est prêt à mal agir pour protéger ses proches.</text:span></text:p>
      <text:p text:style-name="P1"/>
      <text:p text:style-name="P4"><text:span text:style-name="T2">Biographie :</text:span> <text:span text:style-name="T9">Ulddab est né d’une famille de réfugiés onb-kanès, installés dans un bidonville de Volkobil, aux abords de la centrale. Comme il devait vivre caché, Ulddab grandit sans amis. Il ne pouvait que voir les autres enfants dehors, sans aller à leur rencontre. Un soir, à 11 ans, il décida de s’enfuir discrètement pour visiter la ville. Ce fut les plus beaux instants de sa vie, jusqu’à ce que les sirènes municipales lui apportent le pire. Plusieurs véhicules à eau roulaient à toute allure, Ulddab les </text:span><text:soft-page-break/><text:span text:style-name="T9">suivi et découvrit la centrale en proie au flammes. Une grandes partie avait explosé et envoyé des débris enflammés un peu partout. Ulddab vit le toit de sa maison sous une vague de magma qui continuait son chemin. À partir de ce jour, il allait devoir vivre seul. </text:span></text:p>
      <text:p text:style-name="P4"><text:span text:style-name="T9"><text:tab/>Il réussit à contourner la douane en quittant Volkobil par la mer, et commença chercher du travail à Stimissy. Au détour d’une bagarre à la taverne, il rencontra le capitaine Barburyk, le chef d’un groupe de pirates, qu’il rejoignit. Pendant plusieurs années, Ulddab a pillé des bateaux de pêche sur le lac Molluskancy avec ses nouveaux amis. </text:span></text:p>
      <text:p text:style-name="P4"><text:span text:style-name="T9"><text:tab/>Un jour, alors qu’il a 18 ans, il se promenait sur la plage de Stimissy quand il fut le témoin d’une étrange scène. Katelo et ses amis étaient en train d’insérer une étrange clé dans la vielle usine à magie, quand soudain Zerlock apparut et les fit disparaître avec lui. Ulddab se précipita à l’intérieur de l’usine et tenta de tout rallumer. Après plusieurs heures de tentatives, la joyeuse bande revint, et Ulddab, qui souhaitait venger ses ancêtres, s’allia à Katelo pour vaincre Zerlock. Une fois celui-ci mis hors d’état de nuire, Ulddab fut apaisé. Il retourna à Volkobil et se fiança avec une ouvrière volkobilienne de 29 ans du nom de Qrovy, qui a une petite fille de 2 ans nommée Flum. Il vécut heureux jusqu’à ses 46 ans, où il mourut de vieillesse, car la durée de vie des onb-kanès est de 50 ans.</text:span></text:p>
      <text:p text:style-name="P1"/>
      <text:p text:style-name="P3"><text:span text:style-name="T2">Liens familiaux :</text:span> <text:span text:style-name="T5">Ulddab est le fils de Jook et Zyha, un couple d’onb-kanès. Il se marie avec Qrovy et a pour fille adoptive Fl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M28S</meta:editing-duration>
    <meta:editing-cycles>67</meta:editing-cycles>
    <meta:generator>LibreOffice/5.2.5.1$Windows_x86 LibreOffice_project/0312e1a284a7d50ca85a365c316c7abbf20a4d22</meta:generator>
    <dc:date>2019-02-28T21:59:53.216000000</dc:date>
    <meta:document-statistic meta:table-count="0" meta:image-count="0" meta:object-count="0" meta:page-count="2" meta:paragraph-count="11" meta:word-count="545" meta:character-count="3053" meta:non-whitespace-character-count="2515"/>
    <meta:user-defined meta:name="Info 1"/>
    <meta:user-defined meta:name="Info 2"/>
    <meta:user-defined meta:name="Info 3"/>
    <meta:user-defined meta:name="Info 4"/>
  </office:meta>
</office:document-meta>
</file>